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f30" officeooo:paragraph-rsid="00176f30"/>
    </style:style>
    <style:style style:name="P2" style:family="paragraph" style:parent-style-name="Standard">
      <style:text-properties officeooo:rsid="00186ba1" officeooo:paragraph-rsid="00186ba1"/>
    </style:style>
    <style:style style:name="P3" style:family="paragraph" style:parent-style-name="Standard">
      <style:text-properties officeooo:rsid="001a6f72" officeooo:paragraph-rsid="001a6f72"/>
    </style:style>
    <style:style style:name="P4" style:family="paragraph" style:parent-style-name="Standard">
      <style:text-properties officeooo:rsid="001aafff" officeooo:paragraph-rsid="001aafff"/>
    </style:style>
    <style:style style:name="P5" style:family="paragraph" style:parent-style-name="Standard">
      <style:text-properties officeooo:rsid="001bbcd4" officeooo:paragraph-rsid="001bbcd4"/>
    </style:style>
    <style:style style:name="P6" style:family="paragraph" style:parent-style-name="Standard">
      <style:text-properties officeooo:rsid="001cd3ca" officeooo:paragraph-rsid="001cd3ca"/>
    </style:style>
    <style:style style:name="P7" style:family="paragraph" style:parent-style-name="Standard">
      <style:text-properties officeooo:rsid="001e5420" officeooo:paragraph-rsid="001e5420"/>
    </style:style>
    <style:style style:name="P8" style:family="paragraph" style:parent-style-name="Standard">
      <style:text-properties officeooo:rsid="001e5420" officeooo:paragraph-rsid="0020c682"/>
    </style:style>
    <style:style style:name="P9" style:family="paragraph" style:parent-style-name="Standard">
      <style:text-properties officeooo:rsid="001e5420" officeooo:paragraph-rsid="00239550"/>
    </style:style>
    <style:style style:name="P10" style:family="paragraph" style:parent-style-name="Standard">
      <style:text-properties officeooo:rsid="0020c682" officeooo:paragraph-rsid="001e5420"/>
    </style:style>
    <style:style style:name="P11" style:family="paragraph" style:parent-style-name="Standard">
      <style:text-properties officeooo:rsid="00243a06" officeooo:paragraph-rsid="00243a06"/>
    </style:style>
    <style:style style:name="P12" style:family="paragraph" style:parent-style-name="Standard">
      <style:text-properties officeooo:rsid="0025bba2" officeooo:paragraph-rsid="0025bba2"/>
    </style:style>
    <style:style style:name="T1" style:family="text">
      <style:text-properties officeooo:rsid="001932a5"/>
    </style:style>
    <style:style style:name="T2" style:family="text">
      <style:text-properties officeooo:rsid="0020c682"/>
    </style:style>
    <style:style style:name="T3" style:family="text">
      <style:text-properties officeooo:rsid="00239550"/>
    </style:style>
    <style:style style:name="T4" style:family="text">
      <style:text-properties officeooo:rsid="00243a06"/>
    </style:style>
    <style:style style:name="T5" style:family="text">
      <style:text-properties officeooo:rsid="0025bb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4 </text:p>
      <text:p text:style-name="P1"/>
      <text:p text:style-name="P1">representação de dados </text:p>
      <text:p text:style-name="P1"/>
      <text:p text:style-name="P2">tabela de representação de dados </text:p>
      <text:p text:style-name="P2">-<text:span text:style-name="T1">cada símbolo da tabela possui uma correspondência com um grupo de bits que identifica determinado caractere. </text:span></text:p>
      <text:p text:style-name="P2">-<text:span text:style-name="T1">quando algo é digitado no teclado, é convertido em bits </text:span></text:p>
      <text:p text:style-name="P2"/>
      <text:p text:style-name="P3">tipos primitivos de dados: </text:p>
      <text:p text:style-name="P3"/>
      <text:p text:style-name="P3">caractere</text:p>
      <text:p text:style-name="P3">lógico (booleano)</text:p>
      <text:p text:style-name="P3">numérico </text:p>
      <text:p text:style-name="P3"/>
      <text:p text:style-name="P3">tabela de representação ASCII</text:p>
      <text:p text:style-name="P4">cada caractere tem seu formato em bits, podendo ser decimal ou hexadecimal </text:p>
      <text:p text:style-name="P4"/>
      <text:p text:style-name="P5">unicode </text:p>
      <text:p text:style-name="P6">tabela de representação de dados UNICODE </text:p>
      <text:p text:style-name="P7">unicode suporta uma gama maior de formato caractere </text:p>
      <text:p text:style-name="P7"/>
      <text:p text:style-name="P12">convertendo 65 e 77 em binario (melhor maneira)</text:p>
      <text:p text:style-name="P12">NO FINAL INVERTE DE TRAS PRA FRENTE! </text:p>
      <text:p text:style-name="P10"/>
      <text:p text:style-name="P10"><text:tab/><text:tab/> <text:s text:c="3"/>6 <text:s text:c="15"/>5</text:p>
      <text:p text:style-name="P7"><text:tab/><text:tab/><text:span text:style-name="T4">65/2= 32 resta 1</text:span></text:p>
      <text:p text:style-name="P7"><text:tab/><text:tab/><text:span text:style-name="T4">32/2 = 16 resto 0</text:span></text:p>
      <text:p text:style-name="P7"><text:tab/><text:tab/><text:span text:style-name="T4">16/2= 8 resto 0</text:span></text:p>
      <text:p text:style-name="P7"><text:tab/><text:tab/><text:span text:style-name="T4">8/2 = 4 resto 0</text:span></text:p>
      <text:p text:style-name="P7"><text:tab/><text:tab/><text:span text:style-name="T4">4/2 = 2 resto 0</text:span></text:p>
      <text:p text:style-name="P7"><text:tab/><text:tab/><text:span text:style-name="T4">2/2 = 1 resto 0 </text:span></text:p>
      <text:p text:style-name="P11"><text:tab/><text:tab/>1 / 2 = 0 resto 1</text:p>
      <text:p text:style-name="P7"><text:tab/><text:tab/></text:p>
      <text:p text:style-name="P11"><text:tab/><text:tab/>1 0 0 0 0 0 1</text:p>
      <text:p text:style-name="P8"/>
      <text:p text:style-name="P9"><text:tab/><text:tab/><text:span text:style-name="T3">7</text:span><text:span text:style-name="T2"> <text:s text:c="15"/></text:span><text:span text:style-name="T3">7</text:span></text:p>
      <text:p text:style-name="P9"><text:tab/><text:span text:style-name="T5">77/2 = 38 resto 1 </text:span></text:p>
      <text:p text:style-name="P9"><text:tab/><text:span text:style-name="T5">38/2 = 19 resto 0 </text:span></text:p>
      <text:p text:style-name="P9"><text:tab/><text:span text:style-name="T5">19/2= 9 resto 1 </text:span></text:p>
      <text:p text:style-name="P9"><text:tab/><text:span text:style-name="T5">9/2 = 4 resto 1 </text:span></text:p>
      <text:p text:style-name="P9"><text:tab/><text:span text:style-name="T5">4/2 = 2 resto 0 </text:span></text:p>
      <text:p text:style-name="P9"><text:tab/><text:span text:style-name="T5">2/2 = 1 resto 0 </text:span></text:p>
      <text:p text:style-name="P9"><text:tab/><text:span text:style-name="T5">1 / 2 = 0 resto 1</text:span></text:p>
      <text:p text:style-name="P9"/>
      <text:p text:style-name="P9"><text:tab/><text:span text:style-name="T5">1001101</text:span></text:p>
      <text:p text:style-name="P8"/>
      <text:p text:style-name="P8"/>
      <text:p text:style-name="P8"><text:tab/><text:tab/><text:tab/><text:tab/></text:p>
      <text:p text:style-name="P7"><text:tab/><text:tab/></text:p>
      <text:p text:style-name="P7"/>
      <text:p text:style-name="P6"/>
      <text:p text:style-name="P3"><text:soft-page-break/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6:26:34.630000000</meta:creation-date>
    <dc:date>2024-01-06T17:26:45.590000000</dc:date>
    <meta:editing-duration>PT1H2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7" meta:word-count="173" meta:character-count="907" meta:non-whitespace-character-count="679"/>
  </office:meta>
</office:document-meta>
</file>